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1.164cm" fo:min-width="0.91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stroke-linejoin="round" svg:stroke-linecap="butt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fill="none" draw:textarea-vertical-align="middle" loext:decorative="false"/>
    </style:style>
    <style:style style:name="gr6" style:family="graphic" style:parent-style-name="objectwithoutfill">
      <style:graphic-properties draw:marker-start="" draw:marker-end="Arrowheads_20_1" draw:fill="none" draw:textarea-vertical-align="middle" loext:decorative="false"/>
    </style:style>
    <style:style style:name="gr7" style:family="graphic" style:parent-style-name="objectwithoutfill">
      <style:graphic-properties svg:stroke-width="0.053cm" draw:marker-start-width="0.279cm" draw:marker-end="Arrowheads_20_1" draw:marker-end-width="0.2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7.25cm" svg:y="9.25cm">
          <text:p text:style-name="P1"><text:span text:style-name="T1">$1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02cm" svg:height="0.645cm" svg:x="7.65cm" svg:y="2.75cm">
          <draw:text-box>
            <text:p><text:span text:style-name="T1">Bank</text:span></text:p>
          </draw:text-box>
        </draw:frame>
        <draw:frame draw:style-name="gr2" draw:text-style-name="P2" draw:layer="layout" svg:width="1.34cm" svg:height="0.645cm" svg:x="2.848cm" svg:y="2.75cm">
          <draw:text-box>
            <text:p><text:span text:style-name="T1">Pete</text:span><text:span text:style-name="T1">r</text:span></text:p>
          </draw:text-box>
        </draw:frame>
        <draw:frame draw:style-name="gr3" draw:text-style-name="P2" draw:layer="layout" svg:width="3.939cm" svg:height="0.645cm" svg:x="2.448cm" svg:y="5.805cm">
          <draw:text-box>
            <text:p><text:span text:style-name="T1">Access balance: $100</text:span></text:p>
          </draw:text-box>
        </draw:frame>
        <draw:frame draw:style-name="gr2" draw:text-style-name="P2" draw:layer="layout" svg:width="1.205cm" svg:height="0.645cm" svg:x="10.911cm" svg:y="2.75cm">
          <draw:text-box>
            <text:p><text:span text:style-name="T1">Paul</text:span></text:p>
          </draw:text-box>
        </draw:frame>
        <draw:frame draw:style-name="gr3" draw:text-style-name="P2" draw:layer="layout" svg:width="3.939cm" svg:height="0.645cm" svg:x="9.811cm" svg:y="5.805cm">
          <draw:text-box>
            <text:p><text:span text:style-name="T1">Access balance: $100</text:span></text:p>
          </draw:text-box>
        </draw:frame>
        <draw:frame draw:style-name="gr2" draw:text-style-name="P2" draw:layer="layout" svg:width="1.281cm" svg:height="0.645cm" svg:x="15.461cm" svg:y="2.75cm">
          <draw:text-box>
            <text:p><text:span text:style-name="T1">Mary</text:span></text:p>
          </draw:text-box>
        </draw:frame>
        <draw:frame draw:style-name="gr3" draw:text-style-name="P2" draw:layer="layout" svg:width="3.939cm" svg:height="0.645cm" svg:x="14.361cm" svg:y="5.805cm">
          <draw:text-box>
            <text:p><text:span text:style-name="T1">Access balance: $100</text:span></text:p>
          </draw:text-box>
        </draw:frame>
        <draw:frame draw:style-name="gr4" draw:text-style-name="P2" draw:layer="layout" svg:width="4.223cm" svg:height="0.645cm" svg:x="2.449cm" svg:y="7.006cm">
          <draw:text-box>
            <text:p><text:span text:style-name="T1">new value: 100+10=110</text:span></text:p>
          </draw:text-box>
        </draw:frame>
        <draw:frame draw:style-name="gr4" draw:text-style-name="P2" draw:layer="layout" svg:width="3.969cm" svg:height="0.645cm" svg:x="9.75cm" svg:y="7.25cm">
          <draw:text-box>
            <text:p><text:span text:style-name="T1">new value: 100-20=80</text:span></text:p>
          </draw:text-box>
        </draw:frame>
        <draw:frame draw:style-name="gr4" draw:text-style-name="P2" draw:layer="layout" svg:width="4.689cm" svg:height="0.645cm" svg:x="14.277cm" svg:y="7.605cm">
          <draw:text-box>
            <text:p><text:span text:style-name="T1">new value: 100-(100/2)=50</text:span></text:p>
          </draw:text-box>
        </draw:frame>
        <draw:frame draw:style-name="gr4" draw:text-style-name="P2" draw:layer="layout" svg:width="3.639cm" svg:height="0.645cm" svg:x="2.5cm" svg:y="8.25cm">
          <draw:text-box>
            <text:p><text:span text:style-name="T1">set! balance to $110</text:span></text:p>
          </draw:text-box>
        </draw:frame>
        <draw:frame draw:style-name="gr4" draw:text-style-name="P2" draw:layer="layout" svg:width="3.47cm" svg:height="0.645cm" svg:x="9.75cm" svg:y="8.5cm">
          <draw:text-box>
            <text:p><text:span text:style-name="T1">set! balance to $80</text:span></text:p>
          </draw:text-box>
        </draw:frame>
        <draw:frame draw:style-name="gr4" draw:text-style-name="P2" draw:layer="layout" svg:width="3.47cm" svg:height="0.645cm" svg:x="14.25cm" svg:y="8.855cm">
          <draw:text-box>
            <text:p><text:span text:style-name="T1">set! balance to $50</text:span></text:p>
          </draw:text-box>
        </draw:frame>
        <draw:custom-shape draw:style-name="gr1" draw:text-style-name="P1" draw:layer="layout" svg:width="2cm" svg:height="2cm" svg:x="7.251cm" svg:y="3.501cm">
          <text:p text:style-name="P1"><text:span text:style-name="T1">$10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7.25cm" svg:y="11.75cm">
          <text:p text:style-name="P1"><text:span text:style-name="T1">$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7.25cm" svg:y="14.25cm">
          <text:p text:style-name="P1"><text:span text:style-name="T1">$5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5" draw:text-style-name="P3" draw:layer="layout" svg:width="2.999cm" svg:height="1.249cm" draw:transform="rotate (-3.14159265358979) translate (7.25cm 5.75cm)" svg:viewBox="0 0 3000 1250" svg:d="M0 1250c2750 0 3000-1250 3000-1250">
          <text:p/>
        </draw:path>
        <draw:path draw:style-name="gr6" draw:text-style-name="P3" draw:layer="layout" svg:width="2.499cm" svg:height="1.249cm" svg:x="9.25cm" svg:y="4.5cm" svg:viewBox="0 0 2500 1250" svg:d="M0 0c2500 0 2500 1250 2500 1250">
          <text:p/>
        </draw:path>
        <draw:path draw:style-name="gr6" draw:text-style-name="P3" draw:layer="layout" svg:width="6.999cm" svg:height="1.249cm" svg:x="9.25cm" svg:y="4.5cm" svg:viewBox="0 0 7000 1250" svg:d="M0 0c6750 0 7000 1250 7000 1250">
          <text:p/>
        </draw:path>
        <draw:line draw:style-name="gr5" draw:text-style-name="P3" draw:layer="layout" svg:x1="4.25cm" svg:y1="6.45cm" svg:x2="4.25cm" svg:y2="7.006cm">
          <text:p/>
        </draw:line>
        <draw:line draw:style-name="gr5" draw:text-style-name="P3" draw:layer="layout" svg:x1="4.25cm" svg:y1="7.651cm" svg:x2="4.25cm" svg:y2="8.25cm">
          <text:p/>
        </draw:line>
        <draw:line draw:style-name="gr5" draw:text-style-name="P3" draw:layer="layout" svg:x1="11.75cm" svg:y1="6.5cm" svg:x2="11.75cm" svg:y2="7.25cm">
          <text:p/>
        </draw:line>
        <draw:line draw:style-name="gr5" draw:text-style-name="P3" draw:layer="layout" svg:x1="11.75cm" svg:y1="7.895cm" svg:x2="11.75cm" svg:y2="8.5cm">
          <text:p/>
        </draw:line>
        <draw:line draw:style-name="gr5" draw:text-style-name="P3" draw:layer="layout" svg:x1="16.25cm" svg:y1="6.45cm" svg:x2="16.25cm" svg:y2="7.605cm">
          <text:p/>
        </draw:line>
        <draw:line draw:style-name="gr5" draw:text-style-name="P3" draw:layer="layout" svg:x1="16.25cm" svg:y1="8.25cm" svg:x2="16.25cm" svg:y2="8.855cm">
          <text:p/>
        </draw:line>
        <draw:path draw:style-name="gr5" draw:text-style-name="P3" draw:layer="layout" svg:width="1.249cm" svg:height="2.999cm" draw:transform="rotate (-1.5707963267949) translate (7.25cm 8.9cm)" svg:viewBox="0 0 1250 3000" svg:d="M0 3000c1250 0 1250-3000 1250-3000">
          <text:p/>
        </draw:path>
        <draw:path draw:style-name="gr5" draw:text-style-name="P3" draw:layer="layout" svg:width="3.749cm" svg:height="2.499cm" draw:transform="rotate (-1.5707963267949) translate (11.75cm 9.145cm)" svg:viewBox="0 0 3750 2500" svg:d="M0 0c3750 0 3750 2500 3750 2500">
          <text:p/>
        </draw:path>
        <draw:path draw:style-name="gr5" draw:text-style-name="P3" draw:layer="layout" svg:width="5.749cm" svg:height="6.999cm" draw:transform="rotate (-1.5707963267949) translate (16.25cm 9.5cm)" svg:viewBox="0 0 5750 7000" svg:d="M0 0c5750 0 5750 7000 5750 7000">
          <text:p/>
        </draw:path>
        <draw:line draw:style-name="gr7" draw:text-style-name="P3" draw:layer="layout" svg:x1="1.75cm" svg:y1="2.75cm" svg:x2="1.75cm" svg:y2="16.5cm">
          <text:p/>
        </draw:line>
        <draw:frame draw:style-name="gr2" draw:text-style-name="P2" draw:layer="layout" svg:width="1.162cm" svg:height="0.645cm" svg:x="1.25cm" svg:y="16.5cm">
          <draw:text-box>
            <text:p><text:span text:style-name="T1">tim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" draw:display-name="Arrowheads 1" svg:viewBox="0 7 20 13" svg:d="M0 20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13:22:51.849330755</meta:creation-date>
    <dc:date>2025-07-19T14:16:09.476811620</dc:date>
    <meta:editing-duration>PT4M47S</meta:editing-duration>
    <meta:editing-cycles>2</meta:editing-cycles>
    <meta:generator>LibreOffice/24.2.7.2$Linux_X86_64 LibreOffice_project/420$Build-2</meta:generator>
    <meta:document-statistic meta:object-count="31"/>
  </office:meta>
</office:document-meta>
</file>